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4df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4df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4df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4df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4df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4df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4df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4df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4df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4df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4df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4df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4df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4df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4df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4df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4df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Giselle Alejandra Fernandez Gueva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10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615805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ichard Andres Mata Camp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11138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5.83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5" meta:non-whitespace-character-count="1007"/>
    <meta:template xlink:type="simple" xlink:actuate="onRequest" xlink:title="Normal" xlink:href=""/>
  </office:meta>
</office:document-meta>
</file>